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itle">
      <style:text-properties fo:font-size="28pt" style:font-size-asian="28pt" style:font-size-complex="28pt"/>
    </style:style>
    <style:style style:name="P2" style:family="paragraph" style:parent-style-name="Text_20_body">
      <style:text-properties officeooo:rsid="00574b4f" officeooo:paragraph-rsid="0016db2e"/>
    </style:style>
    <style:style style:name="P3" style:family="paragraph" style:parent-style-name="Text_20_body">
      <style:text-properties officeooo:rsid="0043f82c" officeooo:paragraph-rsid="0008d95b"/>
    </style:style>
    <style:style style:name="P4" style:family="paragraph" style:parent-style-name="Text_20_body">
      <style:text-properties officeooo:paragraph-rsid="0008d95b"/>
    </style:style>
    <style:style style:name="P5" style:family="paragraph" style:parent-style-name="Text_20_body">
      <style:text-properties officeooo:rsid="00455a78" officeooo:paragraph-rsid="0008d95b"/>
    </style:style>
    <style:style style:name="P6" style:family="paragraph" style:parent-style-name="Text_20_body">
      <style:text-properties style:font-name="Liberation Mono" officeooo:rsid="00455a78" officeooo:paragraph-rsid="0008d95b"/>
    </style:style>
    <style:style style:name="P7" style:family="paragraph" style:parent-style-name="Text_20_body">
      <style:text-properties style:font-name="Liberation Mono" officeooo:rsid="0056a947" officeooo:paragraph-rsid="0008d95b"/>
    </style:style>
    <style:style style:name="P8" style:family="paragraph" style:parent-style-name="Text_20_body">
      <style:text-properties style:font-name="Times New Roman" officeooo:rsid="004783c9" officeooo:paragraph-rsid="0008d95b"/>
    </style:style>
    <style:style style:name="P9" style:family="paragraph" style:parent-style-name="Text_20_body">
      <style:text-properties style:font-name="Times New Roman" officeooo:rsid="0056a947" officeooo:paragraph-rsid="0008d95b"/>
    </style:style>
    <style:style style:name="P10" style:family="paragraph" style:parent-style-name="Text_20_body">
      <style:text-properties officeooo:rsid="004d337a" officeooo:paragraph-rsid="0008d95b"/>
    </style:style>
    <style:style style:name="P11" style:family="paragraph" style:parent-style-name="Text_20_body">
      <style:text-properties officeooo:rsid="004f22f0" officeooo:paragraph-rsid="0008d95b"/>
    </style:style>
    <style:style style:name="P12" style:family="paragraph" style:parent-style-name="Text_20_body">
      <style:text-properties officeooo:rsid="000c1da1" officeooo:paragraph-rsid="000c1da1"/>
    </style:style>
    <style:style style:name="P13" style:family="paragraph" style:parent-style-name="Text_20_body">
      <style:text-properties officeooo:rsid="000c1da1" officeooo:paragraph-rsid="0016db2e"/>
    </style:style>
    <style:style style:name="P14" style:family="paragraph" style:parent-style-name="Text_20_body">
      <style:text-properties officeooo:rsid="0008d95b" officeooo:paragraph-rsid="0008d95b"/>
    </style:style>
    <style:style style:name="P15" style:family="paragraph" style:parent-style-name="Text_20_body">
      <style:text-properties officeooo:rsid="000c0064" officeooo:paragraph-rsid="0016db2e"/>
    </style:style>
    <style:style style:name="P16" style:family="paragraph" style:parent-style-name="Text_20_body">
      <style:text-properties officeooo:paragraph-rsid="001bbb0e"/>
    </style:style>
    <style:style style:name="P17" style:family="paragraph" style:parent-style-name="Text_20_body">
      <style:text-properties officeooo:paragraph-rsid="001ffbc6"/>
    </style:style>
    <style:style style:name="P18" style:family="paragraph" style:parent-style-name="Preformatted_20_Text">
      <style:text-properties style:font-name="Liberation Mono" fo:font-size="12pt" officeooo:paragraph-rsid="0008d95b" style:font-size-asian="12pt" style:font-size-complex="12pt"/>
    </style:style>
    <style:style style:name="P19" style:family="paragraph" style:parent-style-name="Preformatted_20_Text">
      <style:text-properties style:font-name="Times New Roman" fo:font-size="12pt" officeooo:rsid="004b83fa" officeooo:paragraph-rsid="0008d95b" style:font-size-asian="12pt" style:font-size-complex="12pt"/>
    </style:style>
    <style:style style:name="P20" style:family="paragraph" style:parent-style-name="Standard">
      <style:text-properties officeooo:rsid="00574b4f" officeooo:paragraph-rsid="0016db2e"/>
    </style:style>
    <style:style style:name="P21" style:family="paragraph" style:parent-style-name="Text_20_body" style:list-style-name="L1">
      <style:text-properties style:font-name="Liberation Mono" officeooo:rsid="0010771b" officeooo:paragraph-rsid="0016db2e"/>
    </style:style>
    <style:style style:name="P22" style:family="paragraph" style:parent-style-name="Text_20_body" style:list-style-name="L6">
      <style:text-properties style:font-name="Liberation Mono" officeooo:rsid="004f22f0" officeooo:paragraph-rsid="0008d95b"/>
    </style:style>
    <style:style style:name="P23" style:family="paragraph" style:parent-style-name="Text_20_body" style:list-style-name="L7">
      <style:text-properties style:font-name="Liberation Mono" officeooo:rsid="0056a947" officeooo:paragraph-rsid="0008d95b"/>
    </style:style>
    <style:style style:name="P24" style:family="paragraph" style:parent-style-name="Text_20_body" style:list-style-name="L2">
      <style:text-properties officeooo:paragraph-rsid="0008d95b"/>
    </style:style>
    <style:style style:name="P25" style:family="paragraph" style:parent-style-name="Text_20_body" style:list-style-name="L3">
      <style:text-properties officeooo:rsid="00455a78" officeooo:paragraph-rsid="0008d95b"/>
    </style:style>
    <style:style style:name="P26" style:family="paragraph" style:parent-style-name="Text_20_body" style:list-style-name="L5">
      <style:text-properties officeooo:rsid="004d337a" officeooo:paragraph-rsid="0008d95b"/>
    </style:style>
    <style:style style:name="P27" style:family="paragraph" style:parent-style-name="Text_20_body" style:list-style-name="L6">
      <style:text-properties officeooo:paragraph-rsid="0008d95b"/>
    </style:style>
    <style:style style:name="P28" style:family="paragraph" style:parent-style-name="Text_20_body">
      <style:text-properties officeooo:paragraph-rsid="001ffbc6"/>
    </style:style>
    <style:style style:name="P29" style:family="paragraph" style:parent-style-name="Heading_20_2">
      <style:text-properties officeooo:rsid="0008d95b" officeooo:paragraph-rsid="0008d95b"/>
    </style:style>
    <style:style style:name="P30" style:family="paragraph" style:parent-style-name="Heading_20_2">
      <style:text-properties officeooo:rsid="0041c423" officeooo:paragraph-rsid="0008d95b"/>
    </style:style>
    <style:style style:name="P31" style:family="paragraph" style:parent-style-name="Heading_20_2">
      <style:text-properties officeooo:rsid="004b1568" officeooo:paragraph-rsid="0008d95b"/>
    </style:style>
    <style:style style:name="P32" style:family="paragraph" style:parent-style-name="Heading_20_2">
      <style:text-properties officeooo:rsid="001703dc" officeooo:paragraph-rsid="001703dc"/>
    </style:style>
    <style:style style:name="P33" style:family="paragraph" style:parent-style-name="Preformatted_20_Text" style:list-style-name="L4">
      <style:text-properties style:font-name="Liberation Mono" fo:font-size="12pt" officeooo:rsid="004783c9" officeooo:paragraph-rsid="0008d95b" style:font-size-asian="12pt" style:font-size-complex="12pt"/>
    </style:style>
    <style:style style:name="P34" style:family="paragraph" style:parent-style-name="Preformatted_20_Text" style:list-style-name="L4">
      <style:text-properties style:font-name="Liberation Mono" fo:font-size="12pt" officeooo:paragraph-rsid="0008d95b" style:font-size-asian="12pt" style:font-size-complex="12pt"/>
    </style:style>
    <style:style style:name="T1" style:family="text">
      <style:text-properties style:font-name="Liberation Mono"/>
    </style:style>
    <style:style style:name="T2" style:family="text">
      <style:text-properties style:font-name="Liberation Mono" officeooo:rsid="0043f82c"/>
    </style:style>
    <style:style style:name="T3" style:family="text">
      <style:text-properties style:font-name="Liberation Mono" officeooo:rsid="00356385"/>
    </style:style>
    <style:style style:name="T4" style:family="text">
      <style:text-properties style:font-name="Liberation Mono" officeooo:rsid="0045da5a"/>
    </style:style>
    <style:style style:name="T5" style:family="text">
      <style:text-properties style:font-name="Liberation Mono" officeooo:rsid="00289a65"/>
    </style:style>
    <style:style style:name="T6" style:family="text">
      <style:text-properties style:font-name="Liberation Mono" officeooo:rsid="004d63ca"/>
    </style:style>
    <style:style style:name="T7" style:family="text">
      <style:text-properties style:font-name="Liberation Mono" officeooo:rsid="003560a6"/>
    </style:style>
    <style:style style:name="T8" style:family="text">
      <style:text-properties style:font-name="Liberation Mono" officeooo:rsid="004f22f0"/>
    </style:style>
    <style:style style:name="T9" style:family="text">
      <style:text-properties officeooo:rsid="004783c9"/>
    </style:style>
    <style:style style:name="T10" style:family="text">
      <style:text-properties officeooo:rsid="0048c885"/>
    </style:style>
    <style:style style:name="T11" style:family="text">
      <style:text-properties officeooo:rsid="00574b4f"/>
    </style:style>
    <style:style style:name="T12" style:family="text">
      <style:text-properties officeooo:rsid="0008d95b"/>
    </style:style>
    <style:style style:name="T13" style:family="text">
      <style:text-properties officeooo:rsid="000c0064"/>
    </style:style>
    <style:style style:name="T14" style:family="text">
      <style:text-properties officeooo:rsid="000fdc57"/>
    </style:style>
    <style:style style:name="T15" style:family="text">
      <style:text-properties officeooo:rsid="001bbb0e"/>
    </style:style>
    <style:style style:name="T16" style:family="text">
      <style:text-properties officeooo:rsid="00205be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ando o sistema</text:p>
      <text:h text:style-name="P29" text:outline-level="2">A suíte de testes</text:h>
      <text:p text:style-name="P14"><text:tab/>Junto aos utilitários fornecidos pelos desenvolvedores do kernel linux existe um conjunto de testes criados para avaliar diversos parâmetros dos sistemas de tempo real.</text:p>
      <text:p text:style-name="P20"><text:span text:style-name="T13"><text:tab/>A </text:span>execução dos testes, <text:span text:style-name="T13">foi realizada inicialmente, para fins de comparação, em uma </text:span>instalação padrão do Debian 8.8 (jessie), <text:span text:style-name="T13">com </text:span>kernel <text:span text:style-name="T13">na </text:span>versão 3.16.0 <text:span text:style-name="T13">que já se encontra pré-instalado na distribuição. Em seguida os testes foram executados em três versões do kernel onde o patch rt-linux foi aplicado e algumas configurações foram alteradas para garantir uma menor latência no sistema.</text:span></text:p>
      <text:p text:style-name="P2"><text:tab/><text:span text:style-name="T13">Dentre os programas presentes no conjunto de testes foi executado o programa cyclictest.</text:span></text:p>
      <text:p text:style-name="P15">Este programa mede, com alto grau de precisão, a latência <text:s/>(jitter) de um número definido de tarefas (threads).</text:p>
      <text:p text:style-name="P13"><text:tab/>Para <text:span text:style-name="T14">ler a página de manual do programa basta executar, no diretório raiz da aplicação, o comando</text:span>:</text:p>
      <text:p text:style-name="P13"/>
      <text:list xml:id="list5215618056153292474" text:style-name="L1">
        <text:list-item>
          <text:p text:style-name="P21">$man ./src/cyclictest/cyclictest.8</text:p>
        </text:list-item>
      </text:list>
      <text:h text:style-name="P30" text:outline-level="2">Baixando os testes oficiais do patch rt</text:h>
      <text:p text:style-name="P3"><text:tab/>O download dos <text:span text:style-name="T9">fontes desses</text:span> testes pode ser feito pelo comando wget:</text:p>
      <text:p text:style-name="P3"/>
      <text:list xml:id="list714955148446028352" text:style-name="L2">
        <text:list-item>
          <text:p text:style-name="P24"><text:span text:style-name="T2">$wget https://www.kernel.org/pub/linux/utils/rt-tests/</text:span><text:span text:style-name="T1">rt-tests-1.0.tar.xz</text:span></text:p>
        </text:list-item>
      </text:list>
      <text:p text:style-name="P4"/>
      <text:p text:style-name="P5"><text:tab/>Para descompactar:</text:p>
      <text:p text:style-name="P5"/>
      <text:list xml:id="list6004689651743231572" text:style-name="L3">
        <text:list-item>
          <text:p text:style-name="P25">$<text:span text:style-name="T3">$</text:span><text:span text:style-name="T1">xz -cd </text:span><text:span text:style-name="T4">rt-tests-1.0.tar.xz</text:span><text:span text:style-name="T1"> | tar xvf -</text:span></text:p>
        </text:list-item>
      </text:list>
      <text:p text:style-name="P6"/>
      <text:p text:style-name="P8"><text:tab/>Outra forma de adquirir os fontes <text:span text:style-name="T10">mais atuais,</text:span> o repositório git do projeto <text:span text:style-name="T10">pode ser acessado usando os comandos</text:span>:</text:p>
      <text:p text:style-name="P8"/>
      <text:list xml:id="list5526359175641324402" text:style-name="L4">
        <text:list-item>
          <text:p text:style-name="P33">$git clone git://git.kernel.org/pub/scm/utils/rt-tests/rt-tests.git</text:p>
        </text:list-item>
        <text:list-item>
          <text:p text:style-name="P34"><text:span text:style-name="T9">$</text:span>cd rt-tests</text:p>
        </text:list-item>
        <text:list-item>
          <text:p text:style-name="P34"><text:span text:style-name="T9">$</text:span>git checkout stable/v1.<text:span text:style-name="T10">1</text:span></text:p>
        </text:list-item>
      </text:list>
      <text:p text:style-name="P18"/>
      <text:p text:style-name="P19"><text:tab/>Neste trabalho foi utilizada a versão rt-tests-1.<text:span text:style-name="T12">0, que no momento era a versão mais estável mais atual.</text:span></text:p>
      <text:p text:style-name="P18"/>
      <text:h text:style-name="P31" text:outline-level="2"><text:soft-page-break/>Compilação dos testes</text:h>
      <text:p text:style-name="P10"><text:tab/>Antes da compilação dos fontes os pacotes abaixo devem estar instalados:</text:p>
      <text:p text:style-name="P10"/>
      <text:list xml:id="list3292505111811643287" text:style-name="L5">
        <text:list-item>
          <text:p text:style-name="P26"><text:span text:style-name="T5">b</text:span><text:span text:style-name="T1">uild-essential</text:span>: conjunto de ferramentas e bibliotecas usadas na construção do kernel Linux, como o compilador gcc, libc6-dev, gnu make etc, em distribuições Debian e Ubuntu.</text:p>
        </text:list-item>
        <text:list-item>
          <text:p text:style-name="P26"><text:span text:style-name="T6">l</text:span><text:span text:style-name="T1">ibnuma-dev:</text:span> biblioteca que proporciona recursos para o controle de recursos de escalonamento e distribuição de memória NUMA (Nom-Uniform Memory Architeture). </text:p>
        </text:list-item>
      </text:list>
      <text:p text:style-name="P10"/>
      <text:p text:style-name="P11"><text:tab/>Para instalar:</text:p>
      <text:p text:style-name="P11"/>
      <text:list xml:id="list1195531035874267037" text:style-name="L6">
        <text:list-item>
          <text:p text:style-name="P27"><text:span text:style-name="T7">#</text:span><text:span text:style-name="T8">apt-get install build-essential libnuma-dev</text:span></text:p>
          <text:p text:style-name="P22"/>
        </text:list-item>
      </text:list>
      <text:p text:style-name="P9"><text:tab/>Para compilar os testes basta usar o comando <text:span text:style-name="T1">make</text:span> <text:span text:style-name="T11">no </text:span>diretório <text:span text:style-name="T11">dos testes (rt-tests-1.1)</text:span>:</text:p>
      <text:list xml:id="list1020567352592967923" text:style-name="L7">
        <text:list-item>
          <text:p text:style-name="P23">#make</text:p>
        </text:list-item>
      </text:list>
      <text:p text:style-name="P7"/>
      <text:h text:style-name="P32" text:outline-level="2"><text:span text:style-name="T15">O </text:span>programa cyclictest</text:h>
      <text:p text:style-name="P16"><text:tab/><text:span text:style-name="T15">O programa cyclictest é um programa que faz a medição, com alto grau de precisão, a latência <text:s/>(jitter) de um número definido de tarefas (threads).</text:span></text:p>
      <text:p text:style-name="P16"><text:span text:style-name="T15"><text:tab/>Inicialmente, o programa, executa uma thread principal, com prioridade padrão do sistema para aplicações de nível do usuário, que inicia um número predeterminado de threads de tempo real, também com prioridade predefinida. As threads de tempo real são despertadas periodicamente, em intervalos definidos, por um temporizador que funciona como um alarme cíclico. A cada despertar de uma thread, o instante de ativação programado e o instante em que a mesma é realmente ativada, são computados e enviados thread principal, que por sua fez calcula os valores de latência (jitter), mínima, máxima e média de cada thread de tempo real.</text:span></text:p>
      <text:p text:style-name="P17"><text:span text:style-name="T15"><text:tab/>Para que os resultados da medição da latência do sistema seja válido, é preciso que o teste seja executado diversas vezes por um período de tempo, suficiente, longo e em conjunto com alguma aplicação que gere sobrecarga no sistema.</text:span></text:p>
      <text:p text:style-name="P17"><text:tab/><text:span text:style-name="T16">Atendendo a estes requisitos foi definido um período de (</text:span></text:p>
      <text:p text:style-name="P12"/>
      <text:p text:style-name="P1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19T09:59:33</meta:creation-date>
    <meta:generator>LibreOffice/5.1.1.3$Windows_X86_64 LibreOffice_project/89f508ef3ecebd2cfb8e1def0f0ba9a803b88a6d</meta:generator>
    <dc:date>2017-07-11T22:25:10.964000000</dc:date>
    <meta:editing-duration>P3DT19H35M3S</meta:editing-duration>
    <meta:editing-cycles>18</meta:editing-cycles>
    <meta:document-statistic meta:table-count="0" meta:image-count="0" meta:object-count="0" meta:page-count="2" meta:paragraph-count="33" meta:word-count="482" meta:character-count="3170" meta:non-whitespace-character-count="2711"/>
  </office:meta>
</office:document-meta>
</file>